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15.875cm" style:type="right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15.875cm" style:type="right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 style:list-style-name="WW8Num1">
      <style:paragraph-properties fo:text-align="justify" style:justify-single-word="false">
        <style:tab-stops>
          <style:tab-stop style:position="15.875cm" style:type="right"/>
        </style:tab-stops>
      </style:paragraph-properties>
    </style:style>
    <style:style style:name="P5" style:family="paragraph" style:parent-style-name="Text_20_body" style:list-style-name="WW8Num1">
      <style:paragraph-properties fo:text-align="justify" style:justify-single-word="false">
        <style:tab-stops>
          <style:tab-stop style:position="15.875cm" style:type="right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weight-asian="bold" style:font-weight-complex="bold"/>
    </style:style>
    <style:style style:name="T5" style:family="text">
      <style:text-properties fo:font-style="italic" fo:font-weight="bold" style:font-weight-asian="normal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1" fo:font-size="12pt"/>
    </style:style>
    <style:style style:name="T9" style:family="text">
      <style:text-properties style:font-name="Times New Roman1" fo:font-size="12pt" fo:font-style="italic" fo:font-weight="bold"/>
    </style:style>
    <style:style style:name="T10" style:family="text">
      <style:text-properties style:font-name="Times New Roman1" fo:font-size="12pt" fo:font-weight="bold"/>
    </style:style>
    <style:style style:name="T11" style:family="text">
      <style:text-properties fo:font-weight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weight-asian="normal"/>
    </style:style>
    <style:style style:name="T14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Ćwiczenie 3.4</text:h>
      <text:p text:style-name="P1">Ćwiczenie polega na stworzeniu dokumentu informującego o skuteczności zabezpieczeń antywłamaniowych stosowanych w samochodach. Kursant jest proszony o przygotowanie dokumentu z wykorzystaniem różnych operacji formatowania tekstu oraz o przygotowanie tego dokumentu do wysłania do klientów towarzystwa ubezpieczeniowego.</text:p>
      <text:p text:style-name="Standard"/>
      <text:list xml:id="list37243908" text:style-name="WW8Num1">
        <text:list-item>
          <text:p text:style-name="P4">Uruchomić edytor pisma oraz otworzyć plik <text:span text:style-name="T3">test34.doc</text:span> znajdujący się na dysku wskazanym przez egzaminatora. <text:tab/></text:p>
        </text:list-item>
      </text:list>
      <text:p text:style-name="P3"/>
      <text:list xml:id="list37246387" text:continue-numbering="true" text:style-name="WW8Num1">
        <text:list-item>
          <text:p text:style-name="P4">Zmienić orientację stron w całym dokumencie z poziomej na pionową. <text:tab/> </text:p>
        </text:list-item>
      </text:list>
      <text:p text:style-name="P2"/>
      <text:list xml:id="list37247784" text:continue-numbering="true" text:style-name="WW8Num1">
        <text:list-item>
          <text:p text:style-name="P4">Zapisać plik pod nazwą <text:span text:style-name="T3">zabezpiecz.doc</text:span> na dysku wskazanym przez egzaminatora.<text:tab/> </text:p>
        </text:list-item>
      </text:list>
      <text:p text:style-name="P2"/>
      <text:list xml:id="list37249818" text:continue-numbering="true" text:style-name="WW8Num1">
        <text:list-item>
          <text:p text:style-name="P4">Zmienić czcionkę w całym dokumencie na <text:span text:style-name="T3">Arial</text:span>.<text:tab/> </text:p>
        </text:list-item>
      </text:list>
      <text:p text:style-name="P2"/>
      <text:list xml:id="list37258176" text:continue-numbering="true" text:style-name="WW8Num1">
        <text:list-item>
          <text:p text:style-name="P4">Wprowadzić do tytułu <text:span text:style-name="T3">Jak wydać bez sensu pieniądze i zrobić prezent złodziejom samochodowym</text:span> format pogrubiony.<text:tab/><text:tab/> </text:p>
        </text:list-item>
      </text:list>
      <text:p text:style-name="P2"/>
      <text:list xml:id="list37270540" text:continue-numbering="true" text:style-name="WW8Num1">
        <text:list-item>
          <text:p text:style-name="P4">Umieść aktualną datę dwie linie nad tytułem <text:span text:style-name="T3">Jak wydać bez sensu pieniądze i zrobić prezent złodziejom samochodowym</text:span> na pierwszej stronie dokumentu. <text:tab/> </text:p>
        </text:list-item>
      </text:list>
      <text:p text:style-name="P2"/>
      <text:list xml:id="list37255517" text:continue-numbering="true" text:style-name="WW8Num1">
        <text:list-item>
          <text:p text:style-name="P4">Wyrównać wstawioną datę do prawego marginesu. <text:tab/> </text:p>
        </text:list-item>
      </text:list>
      <text:p text:style-name="P2"/>
      <text:list xml:id="list37273598" text:continue-numbering="true" text:style-name="WW8Num1">
        <text:list-item>
          <text:p text:style-name="P4">Wstawić numerację stron w lewym dolnym rogu każdej strony w dokumencie. Użyć numeracji małej rzymskiej (czyli i, ii, iii, iv <text:s/>itd.). <text:tab/> </text:p>
        </text:list-item>
      </text:list>
      <text:p text:style-name="P2"/>
      <text:list xml:id="list37264595" text:continue-numbering="true" text:style-name="WW8Num1">
        <text:list-item>
          <text:p text:style-name="P4">Przejść na koniec dokumentu i usunąć ostatni akapit tekstu. <text:tab/> </text:p>
        </text:list-item>
      </text:list>
      <text:p text:style-name="P2"/>
      <text:list xml:id="list37246680" text:continue-numbering="true" text:style-name="WW8Num1">
        <text:list-item>
          <text:p text:style-name="P4">Ustawić odstępy pomiędzy akapitami na pierwszej stronie na 3 pkt przed akapitem i 4 pkt za akapitem.<text:tab/><text:tab/></text:p>
        </text:list-item>
        <text:list-item>
          <text:p text:style-name="P4">Umieścić tekst <text:span text:style-name="T3">Zabezpieczenia samochodów</text:span> w nagłówku dokumentu. <text:tab/> </text:p>
        </text:list-item>
      </text:list>
      <text:p text:style-name="P2"/>
      <text:list xml:id="list37244714" text:continue-numbering="true" text:style-name="WW8Num1">
        <text:list-item>
          <text:p text:style-name="P4">Wstawić tekst <text:span text:style-name="T3">Zabezpieczenia diabła warte</text:span> dwie linie pod tytułem dokumentu.<text:tab/> </text:p>
        </text:list-item>
      </text:list>
      <text:p text:style-name="P2"/>
      <text:list xml:id="list37251906" text:continue-numbering="true" text:style-name="WW8Num1">
        <text:list-item>
          <text:p text:style-name="P4">Ustawić wstawiony tekst 2 cm od lewego marginesu. <text:tab/> </text:p>
        </text:list-item>
      </text:list>
      <text:p text:style-name="P2"/>
      <text:list xml:id="list37248829" text:continue-numbering="true" text:style-name="WW8Num1">
        <text:list-item>
          <text:p text:style-name="P4">Wstawić znak podziału strony przed tekstem <text:span text:style-name="T3">Mgnienie oka</text:span> na stronie pierwszej. <text:tab/></text:p>
        </text:list-item>
      </text:list>
      <text:p text:style-name="P2"/>
      <text:list xml:id="list37250101" text:continue-numbering="true" text:style-name="WW8Num1">
        <text:list-item>
          <text:p text:style-name="P4">Ustawić odstępy pomiędzy liniami tekstu na pierwszej <text:s/>stronie dokumentu na dwa wiersze. <text:tab/> </text:p>
        </text:list-item>
      </text:list>
      <text:p text:style-name="P2"/>
      <text:list xml:id="list37275014" text:continue-numbering="true" text:style-name="WW8Num1">
        <text:list-item>
          <text:p text:style-name="P4">Wyjustować (wyrównać równocześnie do lewego i prawego marginesu) tekst na pierwszej stronie <text:tab/> </text:p>
        </text:list-item>
        <text:list-item>
          <text:p text:style-name="P4">Sformatować tekst <text:span text:style-name="T3">Mgnienie oka</text:span> tak, aby był zapisany tylko wielkimi literami. <text:span text:style-name="T7">[1pkt]</text:span> </text:p>
        </text:list-item>
      </text:list>
      <text:p text:style-name="P2"/>
      <text:list xml:id="list37247003" text:continue-numbering="true" text:style-name="WW8Num1">
        <text:list-item>
          <text:p text:style-name="P4">Wstawić na koniec dokumentu rysunek z pliku <text:span text:style-name="T3">samochod.gif</text:span> znajdujący się na dysku wskazanym przez egzaminatora. <text:tab/> </text:p>
        </text:list-item>
      </text:list>
      <text:p text:style-name="P2"/>
      <text:list xml:id="list37267252" text:continue-numbering="true" text:style-name="WW8Num1">
        <text:list-item>
          <text:p text:style-name="P4">Zmienić rozmiar wstawionego rysunku tak, aby jego wysokość wynosiła 5,25 cm a szerokość 7,32 cm.<text:tab/> </text:p>
        </text:list-item>
      </text:list>
      <text:p text:style-name="P2"/>
      <text:list xml:id="list37250575" text:continue-numbering="true" text:style-name="WW8Num1">
        <text:list-item>
          <text:p text:style-name="P4"><text:soft-page-break/>Przekopiować wstawiony rysunek i umieścić go pod tabelą. <text:tab/> </text:p>
        </text:list-item>
      </text:list>
      <text:p text:style-name="P2"/>
      <text:list xml:id="list37266168" text:continue-numbering="true" text:style-name="WW8Num1">
        <text:list-item>
          <text:p text:style-name="P4">Usunąć pierwszą kolumnę z tabeli. <text:tab/> </text:p>
        </text:list-item>
      </text:list>
      <text:p text:style-name="P2"/>
      <text:list xml:id="list37275131" text:continue-numbering="true" text:style-name="WW8Num1">
        <text:list-item>
          <text:p text:style-name="P4">Wstawić tekst <text:span text:style-name="T3">Ilość odzyskanych samochodów</text:span> jako nagłówek ostatniej kolumny w tabeli. <text:tab/> </text:p>
        </text:list-item>
      </text:list>
      <text:p text:style-name="P2"/>
      <text:list xml:id="list37272877" text:continue-numbering="true" text:style-name="WW8Num1">
        <text:list-item>
          <text:p text:style-name="P4">Wykorzystując opcję Malarza formatów przenieść format z tekstu <text:span text:style-name="T3">Jak wydać bez sensu pieniądze i zrobić prezent złodziejom samochodowym</text:span> z pierwszej strony dokumentu do nagłówka tabeli. <text:tab/> </text:p>
        </text:list-item>
      </text:list>
      <text:p text:style-name="P2"/>
      <text:list xml:id="list37269143" text:continue-numbering="true" text:style-name="WW8Num1">
        <text:list-item>
          <text:p text:style-name="P4">Ustawić grubość zewnętrznych krawędzi tabeli na 3 pkt <text:tab/> </text:p>
        </text:list-item>
      </text:list>
      <text:p text:style-name="P2"/>
      <text:list xml:id="list37269061" text:continue-numbering="true" text:style-name="WW8Num1">
        <text:list-item>
          <text:p text:style-name="P4"><text:s/>Ustawić lewy margines w dokumencie na 3 cm a prawy na 4 cm. <text:tab/> </text:p>
        </text:list-item>
      </text:list>
      <text:p text:style-name="P2"/>
      <text:list xml:id="list37251242" text:continue-numbering="true" text:style-name="WW8Num1">
        <text:list-item>
          <text:p text:style-name="P4">Zastąpić w dokumencie wszystkie słowa <text:span text:style-name="T3">złodziej </text:span>słowem <text:span text:style-name="T3">bandyta</text:span>, a następnie zapisać dokument. <text:tab/></text:p>
        </text:list-item>
      </text:list>
      <text:p text:style-name="P2"/>
      <text:list xml:id="list37268898" text:continue-numbering="true" text:style-name="WW8Num1">
        <text:list-item>
          <text:p text:style-name="P4">Użyć programu sprawdzającego pisownię. Wprowadzić konieczne poprawki. <text:span text:style-name="T7"><text:s/></text:span></text:p>
        </text:list-item>
      </text:list>
      <text:p text:style-name="P2"/>
      <text:list xml:id="list37249265" text:continue-numbering="true" text:style-name="WW8Num1">
        <text:list-item>
          <text:p text:style-name="P4">Wydrukować jedną kopię dokumentu na dostępnej drukarce lub do pliku o nazwie <text:span text:style-name="T3">zabezpiecz.prn</text:span> na dysku wskazanym przez egzaminatora.</text:p>
          <text:p text:style-name="P4"/>
        </text:list-item>
        <text:list-item>
          <text:p text:style-name="P5"><text:span text:style-name="T12">Korespondencja seryjna: użyć dokumentu </text:span><text:span text:style-name="T4">zabezpiecz.doc</text:span><text:span text:style-name="T12"> jako dokumentu głównego korespondencji seryjnej.</text:span></text:p>
        </text:list-item>
        <text:list-item>
          <text:p text:style-name="P5"><text:span text:style-name="T12">Użyć pliku </text:span><text:span text:style-name="T5">adresy.doc</text:span><text:span text:style-name="T12"> znajdującego się na dysku wskazanym przez egzaminatora jako pliku z danymi do korespondencji seryjnej. Zastąpić w dokumencie głównym korespondencji seryjnej teksty </text:span><text:span text:style-name="T5">Nazwisko, Ulica</text:span><text:span text:style-name="T12"> oraz </text:span><text:span text:style-name="T5">Miasto</text:span><text:span text:style-name="T12"> odpowiednimi polami z pliku z danymi<text:line-break/></text:span>&lt;&lt;<text:span text:style-name="T2">Nazwisko&gt;&gt;<text:line-break/>&lt;&lt;Ulica&gt;&gt;<text:line-break/></text:span>&lt;&lt;<text:span text:style-name="T2">Miasto&gt;&gt;</text:span>.</text:p>
        </text:list-item>
        <text:list-item>
          <text:p text:style-name="P5"><text:span text:style-name="T8">Scalić dokument z danymi z dokumentem głównym w plik korespondencji seryjnej. Zapisać nowo utworzony plik pod nazwą </text:span><text:span text:style-name="T9">korser34.doc</text:span><text:span text:style-name="T8"> na dysku wskazanym przez egzaminatora. Zamknąć wszystkie otworzone dokumenty.</text:span></text:p>
        </text:list-item>
        <text:list-item>
          <text:p text:style-name="P4">Otworzyć plik <text:span text:style-name="T3">klamra.doc</text:span>, a następnie zapisać go jako plik tekstowy (txt) pod nazwą <text:span text:style-name="T3">klamerka.txt</text:span> na dysku wskazanym przez egzaminatora. Zamknąć plik <text:span text:style-name="T3">klamerka.txt</text:span> oraz zakończyć pracę z edytorem.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fo:text-align="justify" style:justify-single-word="false" fo:keep-with-next="always"/>
      <style:text-properties fo:font-size="14pt" fo:font-weight="bold" style:font-size-asian="14pt" style:font-weight-asian="bold" style:font-weight-complex="bold"/>
    </style:style>
    <style:style style:name="WW8Num1z0" style:family="text">
      <style:text-properties fo:font-style="normal" fo:font-weight="bold" style:font-style-asian="normal" style:font-weight-asian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us </meta:initial-creator>
    <meta:creation-date>2009-12-09T21:22:43</meta:creation-date>
    <dc:date>2009-12-13T17:15:16.65</dc:date>
    <dc:creator>bg bg</dc:creator>
    <meta:editing-duration>PT00H04M56S</meta:editing-duration>
    <meta:editing-cycles>10</meta:editing-cycles>
    <meta:generator>OpenOffice.org/3.1$Win32 OpenOffice.org_project/310m11$Build-9399</meta:generator>
    <meta:document-statistic meta:table-count="0" meta:image-count="0" meta:object-count="0" meta:page-count="2" meta:paragraph-count="34" meta:word-count="510" meta:character-count="3653"/>
  </office:meta>
</office:document-meta>
</file>